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9c765" draw:textarea-horizontal-align="justify" draw:textarea-vertical-align="middle" draw:auto-grow-height="false" fo:min-height="1.378cm" fo:min-width="2.824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2.966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4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5.4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5.4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2.508cm" fo:min-width="2.33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0.94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.3cm" svg:x="1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9cm" svg:height="2.4cm" svg:x="7.9cm" svg:y="9.4cm">
          <text:p text:style-name="P2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9cm" svg:height="2cm" svg:x="14.7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9cm" svg:height="2.1cm" svg:x="14.7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cm" svg:height="2cm" svg:x="14.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cm" svg:height="2cm" svg:x="14.7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cm" svg:height="2.7cm" svg:x="14.7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cm" svg:height="2.6cm" svg:x="14.7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3.9cm" svg:x="23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cm" svg:height="3.9cm" svg:x="23.6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cm" svg:height="3.9cm" svg:x="23.601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2cm" svg:height="1.673cm" svg:x="2.2cm" svg:y="10cm">
          <draw:text-box>
            <text:p>Base de données</text:p>
          </draw:text-box>
        </draw:frame>
        <draw:frame draw:style-name="gr9" draw:text-style-name="P4" draw:layer="layout" svg:width="2.614cm" svg:height="2.384cm" svg:x="24.4cm" svg:y="2.1cm">
          <draw:text-box>
            <text:p>Service</text:p>
            <text:p>Client</text:p>
            <text:p>( web)</text:p>
          </draw:text-box>
        </draw:frame>
        <draw:frame draw:style-name="gr9" draw:text-style-name="P4" draw:layer="layout" svg:width="2.788cm" svg:height="1.673cm" svg:x="24.3cm" svg:y="9.7cm">
          <draw:text-box>
            <text:p>Livreur </text:p>
            <text:p>(mobile)</text:p>
          </draw:text-box>
        </draw:frame>
        <draw:frame draw:style-name="gr9" draw:text-style-name="P4" draw:layer="layout" svg:width="2.932cm" svg:height="2.384cm" svg:x="24.3cm" svg:y="16.6cm">
          <draw:text-box>
            <text:p>Client</text:p>
            <text:p>( web ou</text:p>
            <text:p>mobile)</text:p>
          </draw:text-box>
        </draw:frame>
        <draw:frame draw:style-name="gr9" draw:text-style-name="P4" draw:layer="layout" svg:width="5.218cm" svg:height="0.962cm" svg:x="15.1cm" svg:y="1.9cm">
          <draw:text-box>
            <text:p>J’ajoute un client</text:p>
          </draw:text-box>
        </draw:frame>
        <draw:frame draw:style-name="gr9" draw:text-style-name="P4" draw:layer="layout" svg:width="5.853cm" svg:height="0.962cm" svg:x="15cm" svg:y="4.7cm">
          <draw:text-box>
            <text:p><text:s/>J’ajoute un paquet</text:p>
          </draw:text-box>
        </draw:frame>
        <draw:frame draw:style-name="gr9" draw:text-style-name="P4" draw:layer="layout" svg:width="5.743cm" svg:height="1.673cm" svg:x="15cm" svg:y="7.4cm">
          <draw:text-box>
            <text:p>J’édite le planning </text:p>
            <text:p>de livraison</text:p>
          </draw:text-box>
        </draw:frame>
        <draw:frame draw:style-name="gr9" draw:text-style-name="P4" draw:layer="layout" svg:width="6.446cm" svg:height="1.673cm" svg:x="14.4cm" svg:y="10cm">
          <draw:text-box>
            <text:p>J’accède au planning</text:p>
            <text:p>de livraison</text:p>
          </draw:text-box>
        </draw:frame>
        <draw:frame draw:style-name="gr9" draw:text-style-name="P4" draw:layer="layout" svg:width="5.815cm" svg:height="2.384cm" svg:x="14.9cm" svg:y="12.9cm">
          <draw:text-box>
            <text:p>Je met à jour l’état</text:p>
            <text:p>d’avancement d’un</text:p>
            <text:p>colis</text:p>
          </draw:text-box>
        </draw:frame>
        <draw:frame draw:style-name="gr9" draw:text-style-name="P4" draw:layer="layout" svg:width="5.993cm" svg:height="2.384cm" svg:x="14.7cm" svg:y="16.5cm">
          <draw:text-box>
            <text:p>Je suis l’état </text:p>
            <text:p>d’avancement d’un </text:p>
            <text:p>colis</text:p>
          </draw:text-box>
        </draw:frame>
        <draw:custom-shape draw:style-name="gr10" draw:text-style-name="P2" draw:layer="layout" svg:width="1.8cm" svg:height="0.6cm" svg:x="6.1cm" svg:y="10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5" draw:layer="layout" svg:x1="12.2cm" svg:y1="9.8cm" svg:x2="14.8cm" svg:y2="2.3cm">
          <text:p/>
        </draw:line>
        <draw:line draw:style-name="gr11" draw:text-style-name="P5" draw:layer="layout" svg:x1="12.4cm" svg:y1="9.9cm" svg:x2="14.8cm" svg:y2="5.2cm">
          <text:p/>
        </draw:line>
        <draw:line draw:style-name="gr11" draw:text-style-name="P5" draw:layer="layout" svg:x1="12.7cm" svg:y1="10.2cm" svg:x2="14.7cm" svg:y2="8.1cm">
          <text:p/>
        </draw:line>
        <draw:line draw:style-name="gr11" draw:text-style-name="P5" draw:layer="layout" svg:x1="12.8cm" svg:y1="10.5cm" svg:x2="14.6cm" svg:y2="10.5cm">
          <text:p/>
        </draw:line>
        <draw:line draw:style-name="gr11" draw:text-style-name="P5" draw:layer="layout" svg:x1="12.7cm" svg:y1="11cm" svg:x2="14.7cm" svg:y2="13.6cm">
          <text:p/>
        </draw:line>
        <draw:line draw:style-name="gr11" draw:text-style-name="P5" draw:layer="layout" svg:x1="12.5cm" svg:y1="11.1cm" svg:x2="14.8cm" svg:y2="17.7cm">
          <text:p/>
        </draw:line>
        <draw:line draw:style-name="gr11" draw:text-style-name="P5" draw:layer="layout" svg:x1="23.6cm" svg:y1="3.3cm" svg:x2="20.5cm" svg:y2="2.6cm">
          <text:p/>
        </draw:line>
        <draw:line draw:style-name="gr11" draw:text-style-name="P5" draw:layer="layout" svg:x1="23.7cm" svg:y1="4cm" svg:x2="20.6cm" svg:y2="5.5cm">
          <text:p/>
        </draw:line>
        <draw:line draw:style-name="gr11" draw:text-style-name="P5" draw:layer="layout" svg:x1="24.1cm" svg:y1="4.6cm" svg:x2="20.6cm" svg:y2="8.1cm">
          <text:p/>
        </draw:line>
        <draw:line draw:style-name="gr11" draw:text-style-name="P5" draw:layer="layout" svg:x1="23.6cm" svg:y1="10.5cm" svg:x2="20.5cm" svg:y2="10.7cm">
          <text:p/>
        </draw:line>
        <draw:line draw:style-name="gr11" draw:text-style-name="P5" draw:layer="layout" svg:x1="24.2cm" svg:y1="11.8cm" svg:x2="20.6cm" svg:y2="13.9cm">
          <text:p/>
        </draw:line>
        <draw:line draw:style-name="gr11" draw:text-style-name="P5" draw:layer="layout" svg:x1="23.6cm" svg:y1="17.8cm" svg:x2="20.6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0T18:19:32.251854295</meta:creation-date>
    <dc:date>2019-08-30T19:15:47.068288529</dc:date>
    <meta:editing-duration>PT4M13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